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10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oCronometro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XP1: Sensores em 10, 20 e 30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3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5.69" calcext:value-type="float">
            <text:p>5,69</text:p>
          </table:table-cell>
          <table:table-cell office:value-type="float" office:value="12.42" calcext:value-type="float">
            <text:p>12,42</text:p>
          </table:table-cell>
          <table:table-cell office:value-type="float" office:value="18.23" calcext:value-type="float">
            <text:p>18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6.05" calcext:value-type="float">
            <text:p>6,05</text:p>
          </table:table-cell>
          <table:table-cell office:value-type="float" office:value="12.54" calcext:value-type="float">
            <text:p>12,54</text:p>
          </table:table-cell>
          <table:table-cell office:value-type="float" office:value="18.78" calcext:value-type="float">
            <text:p>18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hur1</text:p>
          </table:table-cell>
          <table:table-cell office:value-type="float" office:value="7.11" calcext:value-type="float">
            <text:p>7,11</text:p>
          </table:table-cell>
          <table:table-cell office:value-type="float" office:value="12.14" calcext:value-type="float">
            <text:p>12,14</text:p>
          </table:table-cell>
          <table:table-cell office:value-type="float" office:value="17.16" calcext:value-type="float">
            <text:p>17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hur2</text:p>
          </table:table-cell>
          <table:table-cell office:value-type="float" office:value="6.34" calcext:value-type="float">
            <text:p>6,34</text:p>
          </table:table-cell>
          <table:table-cell office:value-type="float" office:value="10.36" calcext:value-type="float">
            <text:p>10,36</text:p>
          </table:table-cell>
          <table:table-cell office:value-type="float" office:value="15.93" calcext:value-type="float">
            <text:p>15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rdo1</text:p>
          </table:table-cell>
          <table:table-cell office:value-type="float" office:value="7.08" calcext:value-type="float">
            <text:p>7,08</text:p>
          </table:table-cell>
          <table:table-cell office:value-type="float" office:value="13.86" calcext:value-type="float">
            <text:p>13,86</text:p>
          </table:table-cell>
          <table:table-cell office:value-type="float" office:value="19.91" calcext:value-type="float">
            <text:p>19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rdo2</text:p>
          </table:table-cell>
          <table:table-cell office:value-type="float" office:value="6.99" calcext:value-type="float">
            <text:p>6,99</text:p>
          </table:table-cell>
          <table:table-cell office:value-type="float" office:value="13.44" calcext:value-type="float">
            <text:p>13,44</text:p>
          </table:table-cell>
          <table:table-cell office:value-type="float" office:value="19.73" calcext:value-type="float">
            <text:p>19,7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2: Sensores em 5, 10, 15, 20, 25 e 30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30m</text:p>
          </table:table-cell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2.15" calcext:value-type="float">
            <text:p>2,15</text:p>
          </table:table-cell>
          <table:table-cell office:value-type="float" office:value="4.8" calcext:value-type="float">
            <text:p>4,8</text:p>
          </table:table-cell>
          <table:table-cell office:value-type="float" office:value="8.49" calcext:value-type="float">
            <text:p>8,49</text:p>
          </table:table-cell>
          <table:table-cell office:value-type="float" office:value="11.46" calcext:value-type="float">
            <text:p>11,46</text:p>
          </table:table-cell>
          <table:table-cell office:value-type="float" office:value="14.98" calcext:value-type="float">
            <text:p>14,98</text:p>
          </table:table-cell>
          <table:table-cell office:value-type="float" office:value="18.38" calcext:value-type="float">
            <text:p>18,38</text:p>
          </table:table-cell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3.22" calcext:value-type="float">
            <text:p>3,22</text:p>
          </table:table-cell>
          <table:table-cell office:value-type="float" office:value="6.13" calcext:value-type="float">
            <text:p>6,13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5.5" calcext:value-type="float">
            <text:p>15,5</text:p>
          </table:table-cell>
          <table:table-cell office:value-type="float" office:value="18.64" calcext:value-type="float">
            <text:p>18,64</text:p>
          </table:table-cell>
        </table:table-row>
        <table:table-row table:style-name="ro1">
          <table:table-cell office:value-type="string" calcext:value-type="string">
            <text:p>Arthur1</text:p>
          </table:table-cell>
          <table:table-cell office:value-type="float" office:value="2.8" calcext:value-type="float">
            <text:p>2,8</text:p>
          </table:table-cell>
          <table:table-cell office:value-type="float" office:value="5.4" calcext:value-type="float">
            <text:p>5,4</text:p>
          </table:table-cell>
          <table:table-cell office:value-type="float" office:value="8.19" calcext:value-type="float">
            <text:p>8,19</text:p>
          </table:table-cell>
          <table:table-cell office:value-type="float" office:value="10.78" calcext:value-type="float">
            <text:p>10,78</text:p>
          </table:table-cell>
          <table:table-cell office:value-type="float" office:value="13.46" calcext:value-type="float">
            <text:p>13,46</text:p>
          </table:table-cell>
          <table:table-cell office:value-type="float" office:value="16.01" calcext:value-type="float">
            <text:p>16,01</text:p>
          </table:table-cell>
        </table:table-row>
        <table:table-row table:style-name="ro1">
          <table:table-cell office:value-type="string" calcext:value-type="string">
            <text:p>Arthur2</text:p>
          </table:table-cell>
          <table:table-cell office:value-type="float" office:value="3.1" calcext:value-type="float">
            <text:p>3,1</text:p>
          </table:table-cell>
          <table:table-cell office:value-type="float" office:value="5.54" calcext:value-type="float">
            <text:p>5,54</text:p>
          </table:table-cell>
          <table:table-cell office:value-type="float" office:value="7.92" calcext:value-type="float">
            <text:p>7,92</text:p>
          </table:table-cell>
          <table:table-cell office:value-type="float" office:value="10.49" calcext:value-type="float">
            <text:p>10,49</text:p>
          </table:table-cell>
          <table:table-cell office:value-type="float" office:value="11.75" calcext:value-type="float">
            <text:p>11,75</text:p>
          </table:table-cell>
          <table:table-cell office:value-type="float" office:value="15.07" calcext:value-type="float">
            <text:p>15,07</text:p>
          </table:table-cell>
        </table:table-row>
        <table:table-row table:style-name="ro1">
          <table:table-cell office:value-type="string" calcext:value-type="string">
            <text:p>Ricardo1</text:p>
          </table:table-cell>
          <table:table-cell office:value-type="float" office:value="3.8" calcext:value-type="float">
            <text:p>3,8</text:p>
          </table:table-cell>
          <table:table-cell office:value-type="float" office:value="5.4" calcext:value-type="float">
            <text:p>5,4</text:p>
          </table:table-cell>
          <table:table-cell office:value-type="float" office:value="10.5" calcext:value-type="float">
            <text:p>10,5</text:p>
          </table:table-cell>
          <table:table-cell office:value-type="float" office:value="13.75" calcext:value-type="float">
            <text:p>13,75</text:p>
          </table:table-cell>
          <table:table-cell office:value-type="float" office:value="17.15" calcext:value-type="float">
            <text:p>17,15</text:p>
          </table:table-cell>
          <table:table-cell office:value-type="float" office:value="20.57" calcext:value-type="float">
            <text:p>20,57</text:p>
          </table:table-cell>
        </table:table-row>
        <table:table-row table:style-name="ro1">
          <table:table-cell office:value-type="string" calcext:value-type="string">
            <text:p>Ricardo2</text:p>
          </table:table-cell>
          <table:table-cell office:value-type="float" office:value="3.51" calcext:value-type="float">
            <text:p>3,51</text:p>
          </table:table-cell>
          <table:table-cell office:value-type="float" office:value="7.15" calcext:value-type="float">
            <text:p>7,15</text:p>
          </table:table-cell>
          <table:table-cell office:value-type="float" office:value="10.64" calcext:value-type="float">
            <text:p>10,64</text:p>
          </table:table-cell>
          <table:table-cell office:value-type="float" office:value="14.23" calcext:value-type="float">
            <text:p>14,23</text:p>
          </table:table-cell>
          <table:table-cell office:value-type="float" office:value="15.91" calcext:value-type="float">
            <text:p>15,91</text:p>
          </table:table-cell>
          <table:table-cell office:value-type="float" office:value="19.67" calcext:value-type="float">
            <text:p>19,67</text:p>
          </table:table-cell>
        </table:table-row>
      </table:table>
      <table:table table:name="MU1" table:style-name="ta1"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2019-04-04 16:40:17.9750</text:p>
          </table:table-cell>
          <table:table-cell office:value-type="string" calcext:value-type="string">
            <text:p>-0.01</text:p>
          </table:table-cell>
          <table:table-cell table:number-columns-repeated="2"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0:18.034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18.124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18.215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0:18.30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18.396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2019-04-04 16:40:18.487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18.57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18.673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18.774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18.87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18.940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19.030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0:19.121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0:19.21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19.30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19.392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19.4830</text:p>
          </table:table-cell>
          <table:table-cell table:number-columns-repeated="2"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19.580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0:19.680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19.779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19.84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0:19.93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20.0260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0:20.11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0:20.20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20.298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0:20.38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20.48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20.58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20.681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20.7510</text:p>
          </table:table-cell>
          <table:table-cell table:number-columns-repeated="3"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20.84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0:20.932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21.0220</text:p>
          </table:table-cell>
          <table:table-cell office:value-type="string" calcext:value-type="string">
            <text:p>-0.0</text:p>
          </table:table-cell>
          <table:table-cell table:number-columns-repeated="2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21.113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21.203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21.29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0:21.391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21.49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21.58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0:21.656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0:21.7470</text:p>
          </table:table-cell>
          <table:table-cell table:number-columns-repeated="2" office:value-type="string" calcext:value-type="string">
            <text:p>-0.03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0:21.837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21.928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2019-04-04 16:40:22.018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2019-04-04 16:40:22.109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2019-04-04 16:40:22.199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2019-04-04 16:40:22.296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2019-04-04 16:40:22.395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12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0:22.49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22.562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18</text:p>
          </table:table-cell>
        </table:table-row>
        <table:table-row table:style-name="ro1">
          <table:table-cell office:value-type="string" calcext:value-type="string">
            <text:p>2019-04-04 16:40:22.652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2019-04-04 16:40:22.743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22.83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2019-04-04 16:40:22.924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0:23.015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2019-04-04 16:40:23.105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2019-04-04 16:40:23.200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2019-04-04 16:40:23.299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2019-04-04 16:40:23.398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2019-04-04 16:40:23.468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0:23.558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0:23.649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2019-04-04 16:40:23.739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2019-04-04 16:40:23.830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0:23.9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2019-04-04 16:40:24.011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2019-04-04 16:40:24.107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0:24.20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08</text:p>
          </table:table-cell>
        </table:table-row>
        <table:table-row table:style-name="ro1">
          <table:table-cell office:value-type="string" calcext:value-type="string">
            <text:p>2019-04-04 16:40:24.30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2019-04-04 16:40:24.373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2019-04-04 16:40:24.464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0:24.554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2019-04-04 16:40:24.645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2019-04-04 16:40:24.7350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2019-04-04 16:40:24.826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2019-04-04 16:40:24.91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41</text:p>
          </table:table-cell>
        </table:table-row>
        <table:table-row table:style-name="ro1">
          <table:table-cell office:value-type="string" calcext:value-type="string">
            <text:p>2019-04-04 16:40:25.013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0:25.113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019-04-04 16:40:25.21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0:25.279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2019-04-04 16:40:25.369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2019-04-04 16:40:25.46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2019-04-04 16:40:25.550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25.641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2019-04-04 16:40:25.73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4</text:p>
          </table:table-cell>
        </table:table-row>
        <table:table-row table:style-name="ro1">
          <table:table-cell office:value-type="string" calcext:value-type="string">
            <text:p>2019-04-04 16:40:25.82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25.91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2019-04-04 16:40:26.019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0.44</text:p>
          </table:table-cell>
        </table:table-row>
        <table:table-row table:style-name="ro1">
          <table:table-cell office:value-type="string" calcext:value-type="string">
            <text:p>2019-04-04 16:40:26.114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2019-04-04 16:40:26.184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2019-04-04 16:40:26.275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2019-04-04 16:40:26.365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-0.08</text:p>
          </table:table-cell>
        </table:table-row>
        <table:table-row table:style-name="ro1">
          <table:table-cell office:value-type="string" calcext:value-type="string">
            <text:p>2019-04-04 16:40:26.45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2019-04-04 16:40:26.546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2019-04-04 16:40:26.6370</text:p>
          </table:table-cell>
          <table:table-cell table:number-columns-repeated="2" office:value-type="string" calcext:value-type="string">
            <text:p>-0.09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26.727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0:26.824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0:26.922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2019-04-04 16:40:27.02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2019-04-04 16:40:27.090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2019-04-04 16:40:27.180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2019-04-04 16:40:27.271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2019-04-04 16:40:27.36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2019-04-04 16:40:27.452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0:27.542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17</text:p>
          </table:table-cell>
        </table:table-row>
        <table:table-row table:style-name="ro1">
          <table:table-cell office:value-type="string" calcext:value-type="string">
            <text:p>2019-04-04 16:40:27.633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2019-04-04 16:40:27.73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27.831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0:27.9280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string" calcext:value-type="string">
            <text:p>2019-04-04 16:40:27.996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0:28.086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2019-04-04 16:40:28.177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2019-04-04 16:40:28.267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39</text:p>
          </table:table-cell>
        </table:table-row>
        <table:table-row table:style-name="ro1">
          <table:table-cell office:value-type="string" calcext:value-type="string">
            <text:p>2019-04-04 16:40:28.358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0:28.44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2019-04-04 16:40:28.539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2019-04-04 16:40:28.63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2019-04-04 16:40:28.733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2019-04-04 16:40:28.8300</text:p>
          </table:table-cell>
          <table:table-cell table:number-columns-repeated="2" office:value-type="string" calcext:value-type="string">
            <text:p>0.06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2019-04-04 16:40:28.901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2019-04-04 16:40:28.992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2019-04-04 16:40:29.082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019-04-04 16:40:29.173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8</text:p>
          </table:table-cell>
        </table:table-row>
        <table:table-row table:style-name="ro1">
          <table:table-cell office:value-type="string" calcext:value-type="string">
            <text:p>2019-04-04 16:40:29.263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2019-04-04 16:40:29.354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42</text:p>
          </table:table-cell>
        </table:table-row>
        <table:table-row table:style-name="ro1">
          <table:table-cell office:value-type="string" calcext:value-type="string">
            <text:p>2019-04-04 16:40:29.444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2019-04-04 16:40:29.540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2019-04-04 16:40:29.641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2019-04-04 16:40:29.736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-0.12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2019-04-04 16:40:29.807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2019-04-04 16:40:29.897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0:29.988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0:30.078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019-04-04 16:40:30.169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0:30.259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30.35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39</text:p>
          </table:table-cell>
        </table:table-row>
        <table:table-row table:style-name="ro1">
          <table:table-cell office:value-type="string" calcext:value-type="string">
            <text:p>2019-04-04 16:40:30.4470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2019-04-04 16:40:30.549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2019-04-04 16:40:30.642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2019-04-04 16:40:30.71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2019-04-04 16:40:30.80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0:30.89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22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2019-04-04 16:40:30.984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2019-04-04 16:40:31.074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0:31.1650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4</text:p>
          </table:table-cell>
        </table:table-row>
        <table:table-row table:style-name="ro1">
          <table:table-cell office:value-type="string" calcext:value-type="string">
            <text:p>2019-04-04 16:40:31.2550</text:p>
          </table:table-cell>
          <table:table-cell office:value-type="string" calcext:value-type="string">
            <text:p>-0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2019-04-04 16:40:31.356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2019-04-04 16:40:31.44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2019-04-04 16:40:31.5510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53</text:p>
          </table:table-cell>
        </table:table-row>
        <table:table-row table:style-name="ro1">
          <table:table-cell office:value-type="string" calcext:value-type="string">
            <text:p>2019-04-04 16:40:31.6180</text:p>
          </table:table-cell>
          <table:table-cell office:value-type="string" calcext:value-type="string">
            <text:p>-0.11</text:p>
          </table:table-cell>
          <table:table-cell table:number-columns-repeated="2"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2019-04-04 16:40:31.7080</text:p>
          </table:table-cell>
          <table:table-cell office:value-type="string" calcext:value-type="string">
            <text:p>-0.1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0:31.799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2019-04-04 16:40:31.889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2019-04-04 16:40:31.98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0:32.07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2019-04-04 16:40:32.161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0:32.258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0:32.354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0:32.453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0:32.523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0:32.614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2019-04-04 16:40:32.705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2019-04-04 16:40:32.795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2019-04-04 16:40:32.886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2019-04-04 16:40:32.976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0:33.067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2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2019-04-04 16:40:33.164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2019-04-04 16:40:33.26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2019-04-04 16:40:33.359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2019-04-04 16:40:33.429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2019-04-04 16:40:33.520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2019-04-04 16:40:33.610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2019-04-04 16:40:33.701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2019-04-04 16:40:33.791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2019-04-04 16:40:33.882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0:33.9720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2019-04-04 16:40:34.068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2019-04-04 16:40:34.16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34.264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2019-04-04 16:40:34.335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2019-04-04 16:40:34.425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0:34.516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2019-04-04 16:40:34.606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2019-04-04 16:40:34.697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34.787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2019-04-04 16:40:34.8780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2019-04-04 16:40:34.976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35.072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2019-04-04 16:40:35.17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2019-04-04 16:40:35.24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35.33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2019-04-04 16:40:35.421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2019-04-04 16:40:35.512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2019-04-04 16:40:35.602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24</text:p>
          </table:table-cell>
        </table:table-row>
        <table:table-row table:style-name="ro1">
          <table:table-cell office:value-type="string" calcext:value-type="string">
            <text:p>2019-04-04 16:40:35.693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019-04-04 16:40:35.783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2019-04-04 16:40:35.88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2019-04-04 16:40:35.9800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44</text:p>
          </table:table-cell>
        </table:table-row>
        <table:table-row table:style-name="ro1">
          <table:table-cell office:value-type="string" calcext:value-type="string">
            <text:p>2019-04-04 16:40:36.077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0:36.146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2019-04-04 16:40:36.236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2019-04-04 16:40:36.327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2019-04-04 16:40:36.417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2019-04-04 16:40:36.50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2019-04-04 16:40:36.598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2019-04-04 16:40:36.689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0:36.786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2019-04-04 16:40:36.884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2019-04-04 16:40:36.98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2019-04-04 16:40:37.051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-0.35</text:p>
          </table:table-cell>
        </table:table-row>
        <table:table-row table:style-name="ro1">
          <table:table-cell office:value-type="string" calcext:value-type="string">
            <text:p>2019-04-04 16:40:37.142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32</text:p>
          </table:table-cell>
        </table:table-row>
        <table:table-row table:style-name="ro1">
          <table:table-cell office:value-type="string" calcext:value-type="string">
            <text:p>2019-04-04 16:40:37.232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0:37.323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2019-04-04 16:40:37.414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2019-04-04 16:40:37.504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0:37.595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15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2019-04-04 16:40:37.68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35</text:p>
          </table:table-cell>
        </table:table-row>
        <table:table-row table:style-name="ro1">
          <table:table-cell office:value-type="string" calcext:value-type="string">
            <text:p>2019-04-04 16:40:37.789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0:37.887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2019-04-04 16:40:37.957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2019-04-04 16:40:38.048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38.138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0.23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2019-04-04 16:40:38.229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0.58</text:p>
          </table:table-cell>
        </table:table-row>
        <table:table-row table:style-name="ro1">
          <table:table-cell office:value-type="string" calcext:value-type="string">
            <text:p>2019-04-04 16:40:38.319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0:38.410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0:38.500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2019-04-04 16:40:38.59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0:38.69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2019-04-04 16:40:38.794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2019-04-04 16:40:38.863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2019-04-04 16:40:38.953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0:39.044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2019-04-04 16:40:39.134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2019-04-04 16:40:39.225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2019-04-04 16:40:39.315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2019-04-04 16:40:39.4060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2019-04-04 16:40:39.5040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0:39.598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2019-04-04 16:40:39.70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2019-04-04 16:40:39.768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2019-04-04 16:40:39.859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0:39.949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2019-04-04 16:40:40.04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40.130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2019-04-04 16:40:40.221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0:40.31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2019-04-04 16:40:40.40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2019-04-04 16:40:40.50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2019-04-04 16:40:40.60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2019-04-04 16:40:40.674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0:40.764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0:40.8550</text:p>
          </table:table-cell>
          <table:table-cell table:number-columns-repeated="2" office:value-type="string" calcext:value-type="string">
            <text:p>-0.02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0:40.945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2019-04-04 16:40:41.03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2019-04-04 16:40:41.12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14</text:p>
          </table:table-cell>
        </table:table-row>
        <table:table-row table:style-name="ro1">
          <table:table-cell office:value-type="string" calcext:value-type="string">
            <text:p>2019-04-04 16:40:41.217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2019-04-04 16:40:41.313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2019-04-04 16:40:41.413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0:41.511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2019-04-04 16:40:41.579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2019-04-04 16:40:41.670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2019-04-04 16:40:41.76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1.851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2019-04-04 16:40:41.942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42.032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0:42.123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2019-04-04 16:40:42.219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2019-04-04 16:40:42.319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42.41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2019-04-04 16:40:42.485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42.5750</text:p>
          </table:table-cell>
          <table:table-cell office:value-type="string" calcext:value-type="string">
            <text:p>-0.04</text:p>
          </table:table-cell>
          <table:table-cell table:number-columns-repeated="2"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0:42.666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0:42.75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0:42.84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42.938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43.028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3.1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0:43.2240</text:p>
          </table:table-cell>
          <table:table-cell table:number-columns-repeated="3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3.32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3.391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0:43.48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0:43.57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0:43.662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3.75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3.84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3.934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0:44.0300</text:p>
          </table:table-cell>
          <table:table-cell table:number-columns-repeated="2" office:value-type="string" calcext:value-type="string">
            <text:p>-0.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4.1300</text:p>
          </table:table-cell>
          <table:table-cell table:number-columns-repeated="3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4.228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0:44.2960</text:p>
          </table:table-cell>
          <table:table-cell office:value-type="string" calcext:value-type="string">
            <text:p>-0.02</text:p>
          </table:table-cell>
          <table:table-cell table:number-columns-repeated="2"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0:44.387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0:44.477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4.5680</text:p>
          </table:table-cell>
          <table:table-cell table:number-columns-repeated="2"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4.658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4.74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4.839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4.934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0:45.034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5.13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5.20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5.292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0:45.383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0:45.473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5.565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5.655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0:45.745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0:45.84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</table:table-row>
      </table:table>
      <table:table table:name="MU2" table:style-name="ta1"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2019-04-04 16:41:33.127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1:33.199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1:33.290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33.38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33.47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1:33.56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1:33.652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3.742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3.84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33.93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34.03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4.105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34.19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34.28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34.376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34.46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34.557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34.64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4.745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4.8430</text:p>
          </table:table-cell>
          <table:table-cell office:value-type="string" calcext:value-type="string">
            <text:p>-0.0</text:p>
          </table:table-cell>
          <table:table-cell table:number-columns-repeated="2"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34.940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35.01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35.1010</text:p>
          </table:table-cell>
          <table:table-cell office:value-type="string" calcext:value-type="string">
            <text:p>-0.0</text:p>
          </table:table-cell>
          <table:table-cell table:number-columns-repeated="2"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35.191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5.2820</text:p>
          </table:table-cell>
          <table:table-cell table:number-columns-repeated="3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5.37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5.463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5.553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35.6500</text:p>
          </table:table-cell>
          <table:table-cell table:number-columns-repeated="2"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5.7510</text:p>
          </table:table-cell>
          <table:table-cell office:value-type="string" calcext:value-type="string">
            <text:p>-0.01</text:p>
          </table:table-cell>
          <table:table-cell table:number-columns-repeated="2"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1:35.850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35.916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36.006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36.097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1:36.18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1:36.278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1:36.369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1:36.4590</text:p>
          </table:table-cell>
          <table:table-cell table:number-columns-repeated="2"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6.55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36.656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36.7540</text:p>
          </table:table-cell>
          <table:table-cell table:number-columns-repeated="2" office:value-type="string" calcext:value-type="string">
            <text:p>-0.04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2019-04-04 16:41:36.822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36.912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37.003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2019-04-04 16:41:37.093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15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019-04-04 16:41:37.184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2019-04-04 16:41:37.274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37.36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1:37.46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2019-04-04 16:41:37.56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2019-04-04 16:41:37.66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21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2019-04-04 16:41:37.72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1:37.818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2019-04-04 16:41:37.9080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1:37.9990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2019-04-04 16:41:38.089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28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1:38.18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2019-04-04 16:41:38.27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18</text:p>
          </table:table-cell>
        </table:table-row>
        <table:table-row table:style-name="ro1">
          <table:table-cell office:value-type="string" calcext:value-type="string">
            <text:p>2019-04-04 16:41:38.367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2019-04-04 16:41:38.468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2019-04-04 16:41:38.566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019-04-04 16:41:38.633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1:38.723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2019-04-04 16:41:38.814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2019-04-04 16:41:38.9040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1:38.9950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2019-04-04 16:41:39.08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1:39.176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2019-04-04 16:41:39.270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1:39.37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32</text:p>
          </table:table-cell>
        </table:table-row>
        <table:table-row table:style-name="ro1">
          <table:table-cell office:value-type="string" calcext:value-type="string">
            <text:p>2019-04-04 16:41:39.469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2019-04-04 16:41:39.538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1:39.629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1:39.719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1:39.810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2019-04-04 16:41:39.900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2019-04-04 16:41:39.991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2019-04-04 16:41:40.081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2019-04-04 16:41:40.178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2019-04-04 16:41:40.275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2019-04-04 16:41:40.374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2019-04-04 16:41:40.444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1:40.534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2019-04-04 16:41:40.625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2019-04-04 16:41:40.716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1:40.806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019-04-04 16:41:40.897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1:40.987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2019-04-04 16:41:41.085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32</text:p>
          </table:table-cell>
        </table:table-row>
        <table:table-row table:style-name="ro1">
          <table:table-cell office:value-type="string" calcext:value-type="string">
            <text:p>2019-04-04 16:41:41.181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2019-04-04 16:41:41.281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2019-04-04 16:41:41.35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2019-04-04 16:41:41.440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2019-04-04 16:41:41.531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2019-04-04 16:41:41.62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2019-04-04 16:41:41.712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2019-04-04 16:41:41.802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4</text:p>
          </table:table-cell>
        </table:table-row>
        <table:table-row table:style-name="ro1">
          <table:table-cell office:value-type="string" calcext:value-type="string">
            <text:p>2019-04-04 16:41:41.89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2019-04-04 16:41:41.989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019-04-04 16:41:42.087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0.15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2019-04-04 16:41:42.1880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2019-04-04 16:41:42.255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1:42.3460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2019-04-04 16:41:42.436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2019-04-04 16:41:42.527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1:42.617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2019-04-04 16:41:42.70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42</text:p>
          </table:table-cell>
        </table:table-row>
        <table:table-row table:style-name="ro1">
          <table:table-cell office:value-type="string" calcext:value-type="string">
            <text:p>2019-04-04 16:41:42.798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2019-04-04 16:41:42.897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1:42.994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019-04-04 16:41:43.091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2019-04-04 16:41:43.1610</text:p>
          </table:table-cell>
          <table:table-cell table:number-columns-repeated="2" office:value-type="string" calcext:value-type="string">
            <text:p>-0.03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1:43.251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2019-04-04 16:41:43.3420</text:p>
          </table:table-cell>
          <table:table-cell office:value-type="string" calcext:value-type="string">
            <text:p>-0.24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1:43.432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2019-04-04 16:41:43.523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2019-04-04 16:41:43.614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2019-04-04 16:41:43.7040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2019-04-04 16:41:43.801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39</text:p>
          </table:table-cell>
        </table:table-row>
        <table:table-row table:style-name="ro1">
          <table:table-cell office:value-type="string" calcext:value-type="string">
            <text:p>2019-04-04 16:41:43.90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1:43.999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2019-04-04 16:41:44.066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1:44.157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2019-04-04 16:41:44.247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2019-04-04 16:41:44.338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1:44.4290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2019-04-04 16:41:44.519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2019-04-04 16:41:44.610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2019-04-04 16:41:44.704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44.80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-0.32</text:p>
          </table:table-cell>
        </table:table-row>
        <table:table-row table:style-name="ro1">
          <table:table-cell office:value-type="string" calcext:value-type="string">
            <text:p>2019-04-04 16:41:44.90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35</text:p>
          </table:table-cell>
        </table:table-row>
        <table:table-row table:style-name="ro1">
          <table:table-cell office:value-type="string" calcext:value-type="string">
            <text:p>2019-04-04 16:41:44.972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45.063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1:45.153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019-04-04 16:41:45.244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2019-04-04 16:41:45.33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2019-04-04 16:41:45.425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1:45.515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2019-04-04 16:41:45.611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2019-04-04 16:41:45.712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2019-04-04 16:41:45.809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2019-04-04 16:41:45.878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15</text:p>
          </table:table-cell>
        </table:table-row>
        <table:table-row table:style-name="ro1">
          <table:table-cell office:value-type="string" calcext:value-type="string">
            <text:p>2019-04-04 16:41:45.968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2019-04-04 16:41:46.059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2019-04-04 16:41:46.149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46.240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2019-04-04 16:41:46.33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2019-04-04 16:41:46.421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2019-04-04 16:41:46.52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2019-04-04 16:41:46.618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2019-04-04 16:41:46.718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1:46.783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2019-04-04 16:41:46.874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019-04-04 16:41:46.964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47.055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2019-04-04 16:41:47.14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1:47.236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47.326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2019-04-04 16:41:47.422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2019-04-04 16:41:47.52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2019-04-04 16:41:47.621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16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2019-04-04 16:41:47.6890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42</text:p>
          </table:table-cell>
        </table:table-row>
        <table:table-row table:style-name="ro1">
          <table:table-cell office:value-type="string" calcext:value-type="string">
            <text:p>2019-04-04 16:41:47.7790</text:p>
          </table:table-cell>
          <table:table-cell office:value-type="string" calcext:value-type="string">
            <text:p>-0.15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47.870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2019-04-04 16:41:47.96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2019-04-04 16:41:48.051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2019-04-04 16:41:48.142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24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2019-04-04 16:41:48.23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46</text:p>
          </table:table-cell>
        </table:table-row>
        <table:table-row table:style-name="ro1">
          <table:table-cell office:value-type="string" calcext:value-type="string">
            <text:p>2019-04-04 16:41:48.328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1:48.4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2019-04-04 16:41:48.524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2019-04-04 16:41:48.594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019-04-04 16:41:48.685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48.775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2019-04-04 16:41:48.866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2019-04-04 16:41:48.957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2019-04-04 16:41:49.047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019-04-04 16:41:49.138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2019-04-04 16:41:49.234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2019-04-04 16:41:49.33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15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2019-04-04 16:41:49.43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2019-04-04 16:41:49.50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2019-04-04 16:41:49.591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2019-04-04 16:41:49.68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2019-04-04 16:41:49.772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1:49.862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0.16</text:p>
          </table:table-cell>
          <table:table-cell office:value-type="string" calcext:value-type="string">
            <text:p>-0.44</text:p>
          </table:table-cell>
        </table:table-row>
        <table:table-row table:style-name="ro1">
          <table:table-cell office:value-type="string" calcext:value-type="string">
            <text:p>2019-04-04 16:41:49.95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37</text:p>
          </table:table-cell>
        </table:table-row>
        <table:table-row table:style-name="ro1">
          <table:table-cell office:value-type="string" calcext:value-type="string">
            <text:p>2019-04-04 16:41:50.0430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50.1400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2019-04-04 16:41:50.233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2019-04-04 16:41:50.339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1:50.40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39</text:p>
          </table:table-cell>
        </table:table-row>
        <table:table-row table:style-name="ro1">
          <table:table-cell office:value-type="string" calcext:value-type="string">
            <text:p>2019-04-04 16:41:50.496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2019-04-04 16:41:50.58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50.677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2019-04-04 16:41:50.768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2019-04-04 16:41:50.85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2019-04-04 16:41:50.949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2019-04-04 16:41:51.046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2019-04-04 16:41:51.1430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51.2420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2019-04-04 16:41:51.31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2019-04-04 16:41:51.40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2019-04-04 16:41:51.492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2019-04-04 16:41:51.58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2019-04-04 16:41:51.673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1:51.764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1:51.8540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1:51.95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2019-04-04 16:41:52.048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1:52.147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2019-04-04 16:41:52.217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2019-04-04 16:41:52.307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1:52.398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2019-04-04 16:41:52.48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2019-04-04 16:41:52.579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2019-04-04 16:41:52.67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2019-04-04 16:41:52.76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2019-04-04 16:41:52.85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1:52.958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1:53.052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1:53.12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2019-04-04 16:41:53.213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2019-04-04 16:41:53.303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47</text:p>
          </table:table-cell>
        </table:table-row>
        <table:table-row table:style-name="ro1">
          <table:table-cell office:value-type="string" calcext:value-type="string">
            <text:p>2019-04-04 16:41:53.394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53.484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2019-04-04 16:41:53.5750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019-04-04 16:41:53.66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2019-04-04 16:41:53.762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2019-04-04 16:41:53.86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2019-04-04 16:41:53.958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54.028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54.119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019-04-04 16:41:54.209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2019-04-04 16:41:54.300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12</text:p>
          </table:table-cell>
          <table:table-cell office:value-type="string" calcext:value-type="string">
            <text:p>-0.14</text:p>
          </table:table-cell>
        </table:table-row>
        <table:table-row table:style-name="ro1">
          <table:table-cell office:value-type="string" calcext:value-type="string">
            <text:p>2019-04-04 16:41:54.39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2019-04-04 16:41:54.48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2019-04-04 16:41:54.5710</text:p>
          </table:table-cell>
          <table:table-cell office:value-type="string" calcext:value-type="string">
            <text:p>-0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54.668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2019-04-04 16:41:54.766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4</text:p>
          </table:table-cell>
        </table:table-row>
        <table:table-row table:style-name="ro1">
          <table:table-cell office:value-type="string" calcext:value-type="string">
            <text:p>2019-04-04 16:41:54.864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2019-04-04 16:41:54.934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2019-04-04 16:41:55.0240</text:p>
          </table:table-cell>
          <table:table-cell table:number-columns-repeated="2" office:value-type="string" calcext:value-type="string">
            <text:p>0.05</text:p>
          </table:table-cell>
          <table:table-cell office:value-type="string" calcext:value-type="string">
            <text:p>-0.17</text:p>
          </table:table-cell>
        </table:table-row>
        <table:table-row table:style-name="ro1">
          <table:table-cell office:value-type="string" calcext:value-type="string">
            <text:p>2019-04-04 16:41:55.11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019-04-04 16:41:55.205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2019-04-04 16:41:55.296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2019-04-04 16:41:55.38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1:55.477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2019-04-04 16:41:55.5710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2019-04-04 16:41:55.6720</text:p>
          </table:table-cell>
          <table:table-cell office:value-type="string" calcext:value-type="string">
            <text:p>-0.1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55.770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2019-04-04 16:41:55.839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2019-04-04 16:41:55.930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7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2019-04-04 16:41:56.02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2019-04-04 16:41:56.111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42</text:p>
          </table:table-cell>
        </table:table-row>
        <table:table-row table:style-name="ro1">
          <table:table-cell office:value-type="string" calcext:value-type="string">
            <text:p>2019-04-04 16:41:56.201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56.29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2019-04-04 16:41:56.382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019-04-04 16:41:56.481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019-04-04 16:41:56.576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56.676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2019-04-04 16:41:56.7450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2019-04-04 16:41:56.835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56.9260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019-04-04 16:41:57.0160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019-04-04 16:41:57.107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1:57.198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2019-04-04 16:41:57.288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2019-04-04 16:41:57.38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0.15</text:p>
          </table:table-cell>
        </table:table-row>
        <table:table-row table:style-name="ro1">
          <table:table-cell office:value-type="string" calcext:value-type="string">
            <text:p>2019-04-04 16:41:57.481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1:57.5830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57.65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1:57.741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2019-04-04 16:41:57.83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14</text:p>
          </table:table-cell>
        </table:table-row>
        <table:table-row table:style-name="ro1">
          <table:table-cell office:value-type="string" calcext:value-type="string">
            <text:p>2019-04-04 16:41:57.922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2019-04-04 16:41:58.013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2019-04-04 16:41:58.1030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58.194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1:58.289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2019-04-04 16:41:58.389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1:58.488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019-04-04 16:41:58.556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58.64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1:58.737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1:58.828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58.91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1:59.009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59.099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59.195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59.296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59.3930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59.462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019-04-04 16:41:59.55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1:59.643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1:59.73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59.824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1:59.9140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2:00.005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2:00.103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2:00.200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2:00.301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2:00.367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19-04-04 16:42:00.4580</text:p>
          </table:table-cell>
          <table:table-cell table:number-columns-repeated="2" office:value-type="string" calcext:value-type="string">
            <text:p>-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2:00.5480</text:p>
          </table:table-cell>
          <table:table-cell office:value-type="string" calcext:value-type="string">
            <text:p>-0.01</text:p>
          </table:table-cell>
          <table:table-cell table:number-columns-repeated="2"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2:00.639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2:00.729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2019-04-04 16:42:00.820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2019-04-04 16:42:00.910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019-04-04 16:42:01.00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2:01.10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2:01.204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2:01.273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2:01.3630</text:p>
          </table:table-cell>
          <table:table-cell table:number-columns-repeated="2" office:value-type="string" calcext:value-type="string">
            <text:p>-0.01</text:p>
          </table:table-cell>
          <table:table-cell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2:01.454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2:01.5440</text:p>
          </table:table-cell>
          <table:table-cell table:number-columns-repeated="2" office:value-type="string" calcext:value-type="string">
            <text:p>-0.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2:01.635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2:01.726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2:01.816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2:01.9110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019-04-04 16:42:02.012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2019-04-04 16:42:02.115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2019-04-04 16:42:02.178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-0.0</text:p>
          </table:table-cell>
        </table:table-row>
        <table:table-row table:style-name="ro1">
          <table:table-cell office:value-type="string" calcext:value-type="string">
            <text:p>2019-04-04 16:42:02.269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19-04-04 16:42:02.3600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3:36:22.054883293</meta:creation-date>
    <dc:date>2019-04-15T14:38:55.783048697</dc:date>
    <meta:editing-duration>PT28M7S</meta:editing-duration>
    <meta:editing-cycles>1</meta:editing-cycles>
    <meta:document-statistic meta:table-count="3" meta:cell-count="2619" meta:object-count="0"/>
    <meta:generator>LibreOffice/6.2.2.2$Linux_X86_64 LibreOffice_project/20$Build-2</meta:generator>
  </office:meta>
</office:document-meta>
</file>